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4.2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154cm" fo:min-width="0.126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7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2cm" fo:min-width="0.12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909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11.25cm" loext:decorative="false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0.616cm" fo:min-width="1.817cm" fo:wrap-option="wrap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3.154cm" fo:min-width="0.376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81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cm" fo:min-width="17.2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4.7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554cm" fo:min-width="0.626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5cm" fo:min-width="3.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5.75cm" fo:min-width="3.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2.704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52cm" fo:min-width="0.126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3.556cm" fo:min-width="0.126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2.75cm" fo:min-width="13.2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.75cm" svg:x="7.75cm" svg:y="26.5cm">
          <text:p text:style-name="P1">Capteur NFC</text:p>
          <text:p text:style-name="P1"><text:span text:style-name="T1">Connecté en SP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75cm" svg:x="14.5cm" svg:y="26.5cm">
          <text:p text:style-name="P1">BDD: esc.sqlite</text:p>
          <text:p text:style-name="P1"><text:span text:style-name="T1">Initialisé par init_db.sh soit init.sql </text:span><text:span text:style-name="T1">et ajout_compte.p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5cm" svg:height="1.75cm" svg:x="1.5cm" svg:y="19.75cm">
          <text:p text:style-name="P1"><text:span text:style-name="T2">Entrée par le </text:span><text:span text:style-name="T2">Terminal</text:span></text:p>
          <text:p text:style-name="P1"><text:span text:style-name="T1">Méthode de secours en cas </text:span><text:span text:style-name="T1">d’indisponibilité du capteur NF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75cm" svg:x="7.75cm" svg:y="22.75cm">
          <text:p text:style-name="P1">nfc.py</text:p>
          <text:p text:style-name="P1"><text:span text:style-name="T1">Communique avec le capteur pour </text:span><text:span text:style-name="T1">obtenir les identifiants des cartes </text:span><text:span text:style-name="T1">NF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75cm" svg:x="14.5cm" svg:y="22.75cm">
          <text:p text:style-name="P1">requetes.py</text:p>
          <text:p text:style-name="P1"><text:span text:style-name="T1">Effectue les </text:span><text:span text:style-name="T1">requêtes à la </text:span><text:span text:style-name="T1">base de données </text:span><text:span text:style-name="T1">et renvoie le </text:span><text:span text:style-name="T1">résultat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4.25cm" svg:x="16.5cm" svg:y="18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3" draw:layer="layout" svg:width="2.5cm" svg:height="1.841cm" svg:x="17.75cm" svg:y="24.523cm">
          <draw:text-box>
            <text:p text:style-name="P2"><text:span text:style-name="T1">Via libraries,</text:span></text:p>
            <text:p text:style-name="P2"><text:span text:style-name="T1">aiosqlite, bcrypt, databases et sqlachemy</text:span></text:p>
          </draw:text-box>
        </draw:frame>
        <draw:custom-shape draw:style-name="gr5" draw:text-style-name="P1" draw:layer="layout" svg:width="1.25cm" svg:height="2cm" svg:x="9.75cm" svg:y="2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2.75cm" svg:height="2.159cm" svg:x="11cm" svg:y="24.75cm">
          <draw:text-box>
            <text:p text:style-name="P2"><text:span text:style-name="T1">Via librairies/modules</text:span></text:p>
            <text:p text:style-name="P2"><text:span text:style-name="T1">GPIO, SPI-Py et MFRC522</text:span></text:p>
          </draw:text-box>
        </draw:frame>
        <draw:custom-shape draw:style-name="gr7" draw:text-style-name="P1" draw:layer="layout" svg:width="11.75cm" svg:height="2cm" svg:x="7.25cm" svg:y="16.5cm">
          <text:p text:style-name="P1">main.py</text:p>
          <text:p text:style-name="P1"><text:span text:style-name="T1">Code du serveur utilisant les librairies pydantic, fastapi et uvicorn. Il défini des interfaces de communications au capteur NFC et à la base de donnée. Et sert les pages web.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75cm" svg:height="4.25cm" draw:transform="rotate (-3.14159265358979) translate (12cm 22.75cm)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9" draw:text-style-name="P1" draw:layer="layout" svg:width="1.75cm" svg:height="4.25cm" svg:x="16.25cm" svg:y="18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25cm" svg:height="2cm" svg:x="16.5cm" svg:y="2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3" draw:layer="measurelines" svg:width="4.25cm" svg:height="4.067cm" svg:x="10.25cm" svg:y="19.433cm">
          <draw:text-box>
            <text:p text:style-name="P2"><text:span text:style-name="T1">Dépend de si la plateforme détectée est un Raspberry Pi ou pas, Timeout fixé à 10 secondes (à l’aide de la librarie timeout_decorator) pour entrer manuellement l’UID ou scanner une carte</text:span></text:p>
          </draw:text-box>
        </draw:frame>
        <draw:frame draw:style-name="gr11" draw:text-style-name="P3" draw:layer="measurelines" svg:width="2.25cm" svg:height="2.25cm" svg:x="17.75cm" svg:y="19.5cm">
          <draw:text-box>
            <text:p text:style-name="P2"><text:span text:style-name="T1">Assure validité et autorisations des requêtes vers la BDD</text:span></text:p>
          </draw:text-box>
        </draw:frame>
        <draw:custom-shape draw:style-name="gr12" draw:text-style-name="P1" draw:layer="measurelines" svg:width="17.75cm" svg:height="1.75cm" svg:x="1.5cm" svg:y="11.25cm">
          <text:p text:style-name="P1">api.js</text:p>
          <text:p text:style-name="P1"><text:span text:style-name="T1">Défini des fonctions d’aide et les codes erreurs pour communiquer avec le serve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measurelines" svg:width="5.25cm" svg:height="2cm" svg:x="4.75cm" svg:y="13.5cm">
          <text:p text:style-name="P1">erreurs.py</text:p>
          <text:p text:style-name="P1"><text:span text:style-name="T1">Défini les codes statuts des requêtes et les messages d’erreurs associés, pour facilement identifier les problèm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measurelines" svg:width="2.25cm" svg:height="3.5cm" svg:x="12.25cm" svg:y="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3" draw:layer="measurelines" svg:width="4.5cm" svg:height="2.795cm" svg:x="14.75cm" svg:y="13.25cm">
          <draw:text-box>
            <text:p text:style-name="P2"><text:span text:style-name="T1">Communication via requêtes GET et POST, données transmises en JSON dans les deux sens. </text:span></text:p>
            <text:p text:style-name="P2"><text:span text:style-name="T1">Le bon fonctionnement est assuré par les codes d’erreurs défini par erreurs.py coté backend et api.js coté frontend.</text:span></text:p>
          </draw:text-box>
        </draw:frame>
        <draw:custom-shape draw:style-name="gr16" draw:text-style-name="P1" draw:layer="measurelines" svg:width="4cm" svg:height="2.75cm" svg:x="9.5cm" svg:y="6.75cm">
          <text:p text:style-name="P1">nfc.html, nfc.js</text:p>
          <text:p text:style-name="P1"><text:span text:style-name="T1">Page d’attente pour l’obtention de l’UID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measurelines" svg:width="4cm" svg:height="6cm" svg:x="1.5cm" svg:y="3.5cm">
          <text:p text:style-name="P1">Actions de la barre de navigation</text:p>
          <text:p text:style-name="P1"><text:span text:style-name="T1">*Uniquement “emprunt” et </text:span><text:span text:style-name="T1">“retour” communiquent à la </text:span><text:span text:style-name="T1">page d’attente. Le reste font </text:span><text:span text:style-name="T1">appel à des fonctions </text:span><text:span text:style-name="T1">communes dans navbar.js </text:span><text:span text:style-name="T1">qui lui est susceptible de </text:span><text:span text:style-name="T1">communiquer via des </text:span><text:span text:style-name="T1">fonctions définies dans api.js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measurelines" svg:width="4cm" svg:height="1.5cm" svg:x="5.5cm" svg:y="7.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3" draw:layer="measurelines" svg:width="3.5cm" svg:height="1.205cm" svg:x="6cm" svg:y="8.75cm">
          <draw:text-box>
            <text:p text:style-name="P2"><text:span text:style-name="T1">Via redirections en aller-retour et paramètres GET</text:span></text:p>
          </draw:text-box>
        </draw:frame>
        <draw:custom-shape draw:style-name="gr20" draw:text-style-name="P1" draw:layer="measurelines" svg:width="1.25cm" svg:height="1.75cm" svg:x="11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" draw:layer="measurelines" svg:width="1.25cm" svg:height="4.75cm" svg:x="16.75cm" svg:y="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4" draw:layer="measurelines" svg:width="13.75cm" svg:height="3cm" svg:x="5.5cm" svg:y="3.5cm">
          <text:p text:style-name="P1"><text:span text:style-name="T2">Pages: Accueil, Connexion/Inscriptions, </text:span><text:span text:style-name="T2">Désinscription, Identification, Inventaire et </text:span><text:span text:style-name="T2">Recherche</text:span></text:p>
          <text:p text:style-name="P1"><text:span text:style-name="T1">Affichent les informations obtenues depuis le serveur à l’utilisateur ou en transmet au </text:span><text:span text:style-name="T1">serveur via des formulair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measurelines" svg:width="1.25cm" svg:height="1.75cm" svg:x="2.75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5" draw:layer="measurelines" svg:width="17.75cm" svg:height="1.75cm" svg:x="1.5cm" svg:y="1.5cm">
          <draw:text-box>
            <text:p>Schéma détaillé du flux de données dans ESC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7:53:12.818928477</meta:creation-date>
    <dc:date>2024-01-01T21:08:01.944045901</dc:date>
    <meta:editing-duration>PT3H14M50S</meta:editing-duration>
    <meta:editing-cycles>1</meta:editing-cycles>
    <meta:document-statistic meta:object-count="28"/>
    <meta:generator>LibreOffice/7.6.4.1$Linux_X86_64 LibreOffice_project/60$Build-1</meta:generator>
  </office:meta>
</office:document-meta>
</file>